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cm" fo:margin-bottom="0cm" loext:contextual-spacing="false"/>
    </style:style>
    <style:style style:name="P2" style:family="paragraph" style:parent-style-name="Text_20_body" style:list-style-name="L12">
      <style:paragraph-properties fo:margin-top="0cm" fo:margin-bottom="0cm" loext:contextual-spacing="false"/>
    </style:style>
    <style:style style:name="P3" style:family="paragraph" style:parent-style-name="Text_20_body" style:list-style-name="L22">
      <style:paragraph-properties fo:margin-top="0cm" fo:margin-bottom="0cm" loext:contextual-spacing="false"/>
    </style:style>
    <style:style style:name="P4" style:family="paragraph" style:parent-style-name="Text_20_body" style:list-style-name="L32">
      <style:paragraph-properties fo:margin-top="0cm" fo:margin-bottom="0cm" loext:contextual-spacing="false"/>
    </style:style>
    <style:style style:name="P5" style:family="paragraph" style:parent-style-name="Text_20_body" style:list-style-name="L42">
      <style:paragraph-properties fo:margin-top="0cm" fo:margin-bottom="0cm" loext:contextual-spacing="false"/>
    </style:style>
    <style:style style:name="P6" style:family="paragraph" style:parent-style-name="Text_20_body" style:list-style-name="L52">
      <style:paragraph-properties fo:margin-top="0cm" fo:margin-bottom="0cm" loext:contextual-spacing="false"/>
    </style:style>
    <style:style style:name="P7" style:family="paragraph" style:parent-style-name="Text_20_body" style:list-style-name="L62">
      <style:paragraph-properties fo:margin-top="0cm" fo:margin-bottom="0cm" loext:contextual-spacing="false"/>
    </style:style>
    <style:style style:name="P8" style:family="paragraph" style:parent-style-name="Text_20_body" style:list-style-name="L72">
      <style:paragraph-properties fo:margin-top="0cm" fo:margin-bottom="0cm" loext:contextual-spacing="false"/>
    </style:style>
    <style:style style:name="P9" style:family="paragraph" style:parent-style-name="Text_20_body" style:list-style-name="L82">
      <style:paragraph-properties fo:margin-top="0cm" fo:margin-bottom="0cm" loext:contextual-spacing="false"/>
    </style:style>
    <style:style style:name="P10" style:family="paragraph" style:parent-style-name="Text_20_body" style:list-style-name="L92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.499cm" loext:contextual-spacing="false"/>
    </style:style>
    <style:style style:name="P12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08d1ef"/>
    </style:style>
    <style:style style:name="T1" style:family="text">
      <style:text-properties officeooo:rsid="0008d1ef"/>
    </style:style>
    <style:style style:name="T2" style:family="text">
      <style:text-properties fo:font-weight="bold" officeooo:rsid="0008d1e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s text:c="65"/></text:span><text:span text:style-name="T2"><text:s text:c="4"/>Paper 17 <text:s text:c="53"/>K. AHMADI</text:span></text:p>
      <text:p text:style-name="P11"><text:span text:style-name="T1">1- </text:span>Although the Company does not ----------------------- redeeming all of its shares, it has prepared for that eventuality and will have sufficient liquid assets to do so.</text:p>
      <text:list xml:id="list464933125" text:style-name="L2">
        <text:list-header>
          <text:p text:style-name="P1"><text:span text:style-name="T1">a- </text:span> identify<text:bookmark text:name="Q_0_1"/> <text:s text:c="7"/><text:span text:style-name="T1">b-</text:span>  plan<text:bookmark text:name="Q_0_2"/> <text:s text:c="6"/><text:span text:style-name="T1">c-</text:span>  anticipate <text:s text:c="7"/><text:span text:style-name="T1">d-</text:span> depend</text:p>
          <text:p text:style-name="P1"/>
        </text:list-header>
      </text:list>
      <text:p text:style-name="Text_20_body"><text:bookmark text:name="Q_1"/><text:span text:style-name="T1">2- </text:span>While the research is not yet complete, results are providing some good insight.</text:p>
      <text:list xml:id="list1311324857" text:style-name="L12">
        <text:list-header>
          <text:p text:style-name="P2"><text:span text:style-name="T1">a-</text:span> appreciative<text:bookmark text:name="Q_1_1"/> <text:s text:c="8"/><text:span text:style-name="T1">b- </text:span>fascinated<text:bookmark text:name="Q_1_2"/> <text:s text:c="7"/><text:span text:style-name="T1">c- </text:span>synonymous <text:s text:c="7"/><text:span text:style-name="T1">d-</text:span> preliminary</text:p>
          <text:p text:style-name="P2"/>
        </text:list-header>
      </text:list>
      <text:p text:style-name="Text_20_body"><text:bookmark text:name="Q_2"/><text:span text:style-name="T1">3- </text:span>It is used either to introduce silicon as an alloying element in the manufacture of high quality steel products, ------------------ as a deoxidising agent.</text:p>
      <text:list xml:id="list3449595286" text:style-name="L22">
        <text:list-header>
          <text:p text:style-name="P3"><text:bookmark text:name="Q_2_01"/><text:span text:style-name="T1">a- </text:span>but <text:s text:c="6"/><text:span text:style-name="T1">b-</text:span> and<text:bookmark text:name="Q_2_2"/> <text:s text:c="5"/><text:span text:style-name="T1">c-</text:span>  neither <text:s text:c="6"/><text:span text:style-name="T1">d-</text:span> or</text:p>
          <text:p text:style-name="P3"/>
        </text:list-header>
      </text:list>
      <text:p text:style-name="Text_20_body"><text:bookmark text:name="Q_3"/><text:span text:style-name="T1">4- </text:span>Tourists should --------------------- all receipts for currency exchange as these will need to be presented if you require a visa extension or trekking permit.</text:p>
      <text:list xml:id="list3275705714" text:style-name="L32">
        <text:list-header>
          <text:p text:style-name="P4"><text:bookmark text:name="Q_3_01"/><text:span text:style-name="T1">a-</text:span>  imitate<text:bookmark text:name="Q_3_1"/> <text:s text:c="6"/><text:span text:style-name="T1">b-</text:span>  support<text:bookmark text:name="Q_3_2"/> <text:s text:c="6"/><text:span text:style-name="T1">c-</text:span>  resist<text:bookmark text:name="Q_31"/><text:bookmark text:name="Q_3_3"/> <text:s text:c="6"/><text:span text:style-name="T1">d-</text:span>  retain</text:p>
          <text:p text:style-name="P4"/>
        </text:list-header>
      </text:list>
      <text:p text:style-name="Text_20_body"><text:bookmark text:name="Q_4"/><text:span text:style-name="T1">5- </text:span>The simplified process is ---------------- appreciated by applicants who are applying to renew a regular passport.</text:p>
      <text:list xml:id="list3240183627" text:style-name="L42">
        <text:list-header>
          <text:p text:style-name="P5"><text:bookmark text:name="Q_4_01"/><text:span text:style-name="T1">a- </text:span>widened <text:s text:c="6"/><text:span text:style-name="T1">b-</text:span> widely<text:bookmark text:name="Q_4_2"/> <text:s text:c="6"/><text:span text:style-name="T1">c-</text:span>  wider <text:s text:c="6"/><text:span text:style-name="T1">d-</text:span> widening</text:p>
          <text:p text:style-name="P5"/>
        </text:list-header>
      </text:list>
      <text:p text:style-name="Text_20_body"><text:bookmark text:name="Q_5"/><text:span text:style-name="T1">6- </text:span>The suburbs, offer properties and homes that are often more ----------------- for the poorest than in the city. </text:p>
      <text:list xml:id="list2847039449" text:style-name="L52">
        <text:list-header>
          <text:p text:style-name="P6"><text:span text:style-name="T1">a-</text:span> affordable <text:s text:c="6"/><text:span text:style-name="T1">b-</text:span> near <text:s text:c="6"/><text:span text:style-name="T1">c-</text:span> big<text:bookmark text:name="Q_51"/><text:bookmark text:name="Q_5_3"/> <text:s text:c="6"/><text:span text:style-name="T1">d- </text:span>potential</text:p>
          <text:p text:style-name="P6"/>
        </text:list-header>
      </text:list>
      <text:p text:style-name="Text_20_body"><text:bookmark text:name="Q_6"/><text:span text:style-name="T1">7- </text:span>Marc Bungener, ------------------ and Chief Executive Officer of "Yachts de Paris", will continue his association with Sodexo to accelerate the growth of the company.</text:p>
      <text:list xml:id="list1623878988" text:style-name="L62">
        <text:list-header>
          <text:p text:style-name="P7"><text:span text:style-name="T1">a-</text:span> foundation<text:bookmark text:name="Q_6_1"/> <text:s text:c="6"/><text:span text:style-name="T1">b-</text:span>  found<text:bookmark text:name="Q_6_2"/> <text:s text:c="5"/><text:span text:style-name="T1">c-</text:span>  founded <text:s text:c="5"/><text:span text:style-name="T1">d-</text:span> founder</text:p>
          <text:p text:style-name="P7"/>
        </text:list-header>
      </text:list>
      <text:p text:style-name="Text_20_body"><text:bookmark text:name="Q_7"/><text:span text:style-name="T1">8- </text:span>The effects will be different ------------------- the areas and climate scenarios.</text:p>
      <text:list xml:id="list65962303" text:style-name="L72">
        <text:list-header>
          <text:p text:style-name="P8"><text:span text:style-name="T1">a-</text:span> according to <text:s text:c="7"/><text:span text:style-name="T1">b-</text:span> of <text:s text:c="6"/><text:span text:style-name="T1">c-</text:span> measure <text:s text:c="5"/><text:span text:style-name="T1">d-</text:span> because</text:p>
          <text:p text:style-name="P8"/>
        </text:list-header>
      </text:list>
      <text:p text:style-name="Text_20_body"><text:bookmark text:name="Q_8"/><text:span text:style-name="T1">9-</text:span>The publication is available upon ----------------- in alternative formats.</text:p>
      <text:list xml:id="list4216033104" text:style-name="L82">
        <text:list-header>
          <text:p text:style-name="P9"><text:span text:style-name="T1">a-</text:span> question<text:bookmark text:name="Q_8_1"/> <text:s text:c="7"/><text:span text:style-name="T1">b-</text:span>  demand<text:bookmark text:name="Q_8_2"/> <text:s text:c="6"/><text:span text:style-name="T1">c-</text:span>  cusiority <text:s text:c="6"/><text:span text:style-name="T1">d-</text:span> request</text:p>
          <text:p text:style-name="P9"/>
        </text:list-header>
      </text:list>
      <text:p text:style-name="Text_20_body"><text:bookmark text:name="Q_9"/><text:span text:style-name="T1">10- </text:span>The human resources teams contacted a local ------------------- agency that had already found jobs for many Polish workers.</text:p>
      <text:list xml:id="list456610102" text:style-name="L92">
        <text:list-header>
          <text:p text:style-name="P10"><text:span text:style-name="T1">a-</text:span> recruitment <text:s text:c="6"/><text:span text:style-name="T1">b-</text:span> recruits<text:bookmark text:name="Q_9_2"/> <text:s text:c="6"/><text:span text:style-name="T1">c-</text:span>  recruited <text:s text:c="5"/><text:span text:style-name="T1">d-</text:span> recruit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51:28.333000000</meta:creation-date>
    <dc:date>2017-11-02T12:07:24.885000000</dc:date>
    <meta:editing-duration>PT13S</meta:editing-duration>
    <meta:editing-cycles>1</meta:editing-cycles>
    <meta:document-statistic meta:table-count="0" meta:image-count="0" meta:object-count="0" meta:page-count="1" meta:paragraph-count="30" meta:word-count="296" meta:character-count="2057" meta:non-whitespace-character-count="1480"/>
    <meta:generator>LibreOffice/5.3.5.2$Windows_x86 LibreOffice_project/50d9bf2b0a79cdb85a3814b592608037a682059d</meta:generator>
  </office:meta>
</office:document-meta>
</file>